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master-page-name="">
      <style:paragraph-properties fo:margin-left="0in" fo:margin-right="0in" fo:margin-top="0in" fo:margin-bottom="0.166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2" style:family="paragraph" style:parent-style-name="Heading_20_3"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style:style>
    <style:style style:name="P3" style:family="paragraph" style:parent-style-name="Text_20_body"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4" style:family="paragraph" style:parent-style-name="Text_20_body" style:list-style-name="L1"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5" style:family="paragraph" style:parent-style-name="Text_20_body" style:list-style-name="L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6" style:family="paragraph" style:parent-style-name="Text_20_body" style:list-style-name="L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7" style:family="paragraph" style:parent-style-name="Standard">
      <style:text-properties officeooo:rsid="001602d7" officeooo:paragraph-rsid="001602d7"/>
    </style:style>
    <style:style style:name="P8" style:family="paragraph" style:parent-style-name="Text_20_body">
      <style:text-properties fo:color="#1b1c1d" loext:opacity="100%" style:font-name="Google Sans Text" officeooo:rsid="001602d7" officeooo:paragraph-rsid="001602d7"/>
    </style:style>
    <style:style style:name="P9"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0"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11" style:family="paragraph" style:parent-style-name="Text_20_body" style:list-style-name="L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2" style:family="paragraph" style:parent-style-name="Text_20_body" style:list-style-name="L4"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3" style:family="paragraph" style:parent-style-name="Text_20_body" style:list-style-name="L5"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4" style:family="paragraph" style:parent-style-name="Text_20_body" style:list-style-name="L6"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5"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T1" style:family="text">
      <style:text-properties fo:font-weight="bold" loext:padding="0in" loext:border="none"/>
    </style:style>
    <style:style style:name="T2" style:family="text">
      <style:text-properties fo:color="#1b1c1d" loext:opacity="100%" style:font-name="Google Sans Text"/>
    </style:style>
    <style:style style:name="T3" style:family="text">
      <style:text-properties fo:color="#575b5f" loext:opacity="100%" style:font-name="Google Sans Text" loext:padding="0in" loext:border="none"/>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f course. Based on your specific requirements, here are three product ideas you can create with your custom dog art: the required mug and bag, and a unique third item that is not print-related in the way you've defined.</text:p>
      <text:section text:style-name="Sect1" text:name="model-response-message-contentr_dc3b5b8dc2a124c3">
        <text:p text:style-name="P1">These ideas are perfect for selling through a Print-on-Demand (POD) service like Society6 or Printful, which handle production and shipping for you.</text:p>
        <text:p text:style-name="Horizontal_20_Line"/>
        <text:h text:style-name="P2" text:outline-level="3">1. The "Daily Smile" Mug</text:h>
        <text:p text:style-name="P3">This is a classic for a reason. It’s a functional, affordable, and deeply personal item that integrates your art into your client's daily life. Every coffee or tea break becomes a small, happy reminder of their best friend.</text:p>
        <text:list text:style-name="L1">
          <text:list-item>
            <text:p text:style-name="P4"><text:span text:style-name="T1">Why it's a good sell:</text:span> It has a high emotional return for a modest price point. It’s a perfect "thinking of you" gift or a personal treat that gets used every single day, strengthening the client's positive association with you and your service.</text:p>
          </text:list-item>
          <text:list-item>
            <text:p text:style-name="P4"><text:span text:style-name="T1">Best Art Style Match:</text:span> Both styles work beautifully. A <text:span text:style-name="T1">charcoal/pencil drawing</text:span> creates an elegant, classic look. The <text:span text:style-name="T1">vivid neon art</text:span> creates a fun, modern pop of color that stands out in any kitchen cabinet.</text:p>
          </text:list-item>
          <text:list-item>
            <text:p text:style-name="P4"><text:span text:style-name="T1">Pro Tip:</text:span> When you set up the product, choose the option for a two-sided design. Place the dog's portrait on the side facing a right-handed drinker, and put the dog's name in a stylish font on the other side.</text:p>
          </text:list-item>
        </text:list>
        <text:h text:style-name="P2" text:outline-level="3">2. The "Proud Pet Parent" Tote Bag</text:h>
        <text:p text:style-name="P3">This item transforms your art into a stylish, practical accessory. It’s for the client who loves being known as a "dog mom" or "dog dad." They can take a piece of their best friend with them to the farmer's market, the dog park, or on weekend trips.</text:p>
        <text:list text:style-name="L2">
          <text:list-item>
            <text:p text:style-name="P5"><text:span text:style-name="T1">Why it's a good sell:</text:span> It’s a functional product that also serves as a public declaration of love for their pet. Unlike items that stay at home, a tote bag is a walking billboard for their dog's cute face and your artistic talent.</text:p>
          </text:list-item>
          <text:list-item>
            <text:p text:style-name="P5"><text:span text:style-name="T1">Best Art Style Match:</text:span> The <text:span text:style-name="T1">vivid, neon-colored pencil drawing</text:span> is a showstopper on a tote bag. The bright, graphic style looks less like a simple photo and more like a high-end, bespoke designer item, which adds significant appeal.</text:p>
          </text:list-item>
          <text:list-item>
            <text:p text:style-name="P5"><text:span text:style-name="T1">Pro Tip:</text:span> Pay attention to the material options on your POD service. Offering a sturdier, heavyweight canvas tote for a slightly higher price can increase the perceived value and durability compared to a basic, thin cotton bag.</text:p>
          </text:list-item>
        </text:list>
        <text:h text:style-name="P2" text:outline-level="3">3. The "Cozy Companion" Throw Blanket</text:h>
        <text:p text:style-name="P3"><text:soft-page-break/>This is the perfect non-print-related item that delivers maximum emotional impact. You are offering your clients the ability to literally cuddle up with a portrait of their best friend. It’s a unique, comforting, and high-value piece of home decor.</text:p>
        <text:list text:style-name="L3">
          <text:list-item>
            <text:p text:style-name="P6"><text:span text:style-name="T1">Why it's a good sell:</text:span> This is a luxury comfort item that taps directly into the cozy, loving bond between a person and their pet. It’s a fantastic gift for a special occasion and a truly unique product that most people wouldn't think to create for themselves.</text:p>
          </text:list-item>
          <text:list-item>
            <text:p text:style-name="P6"><text:span text:style-name="T1">Best Art Style Match:</text:span> All of your styles would work wonderfully. A soft <text:span text:style-name="T1">charcoal drawing</text:span> on a fleece or sherpa blanket creates a warm, rustic feel. A <text:span text:style-name="T1">neon drawing</text:span> makes for an incredible pop-art statement piece that can brighten up a whole room.</text:p>
          </text:list-item>
          <text:list-item>
            <text:p text:style-name="P6"><text:span text:style-name="T1">Pro Tip:</text:span> Before you list this for sale, order a sample for yourself. Because a blanket is a tactile item, you'll want to be confident in the softness of the material (look for fleece or sherpa options) and the quality of the printing. This is the ultimate premium product you can offer.</text:p>
          </text:list-item>
        </text:list>
      </text:section>
      <text:p text:style-name="Standard"/>
      <text:p text:style-name="P7">Other artistic styles:</text:p>
      <text:p text:style-name="P7"/>
      <text:p text:style-name="P8">Of course! It's smart to have a diverse portfolio of styles to offer your clients. Different aesthetics will resonate with different personalities. Moving beyond the styles we've already discussed, here are three more distinct and artistic ideas that would look fantastic on mugs, bags, and blankets.</text:p>
      <text:section text:style-name="Sect1" text:name="model-response-message-contentr_0aefc3bef6f32708">
        <text:p text:style-name="Horizontal_20_Line"/>
        <text:h text:style-name="P2" text:outline-level="3">1. The Nostalgic Storybook Illustration</text:h>
        <text:p text:style-name="P9"><text:span text:style-name="T1">What it is:</text:span> This style emulates the look of classic, mid-century children's book illustrations. It has a warm, gentle, and slightly faded quality, often with a subtle paper or canvas texture. The colors are soft and the details are simplified to create a feeling of timeless, innocent charm.</text:p>
        <text:p text:style-name="P9"><text:span text:style-name="T1">Why it's a great choice:</text:span> This style taps directly into powerful feelings of nostalgia and love. It frames the pet as a beloved character from a favorite childhood story. It's an incredibly sentimental approach that works beautifully on cozy items like a <text:span text:style-name="T1">throw blanket</text:span> or a whimsical mug meant for hot cocoa. It’s perfect for the client who has a gentle, soulful pet.</text:p>
        <text:p text:style-name="P10">How to achieve it:</text:p>
        <text:list text:style-name="L4">
          <text:list-item>
            <text:p text:style-name="P11"><text:span text:style-name="T2">In Photoshop, place a paper or canvas texture layer over your entire image and set its blend mode to </text:span><text:span text:style-name="Source_20_Text"><text:span text:style-name="T3">Multiply</text:span></text:span><text:span text:style-name="T2"> or </text:span><text:span text:style-name="Source_20_Text"><text:span text:style-name="T3">Overlay</text:span></text:span><text:span text:style-name="T2"> with a low opacity.</text:span></text:p>
          </text:list-item>
          <text:list-item>
            <text:p text:style-name="P12">On a new layer, use soft brushes to paint over the dog's photo, simplifying its features and using a muted color palette (think dusty blues, soft yellows, and faded reds).</text:p>
          </text:list-item>
          <text:list-item>
            <text:p text:style-name="P11"><text:soft-page-break/><text:span text:style-name="T2">Filters like </text:span><text:span text:style-name="Source_20_Text"><text:span text:style-name="T3">Filter Gallery &gt; Noise &gt; Add Noise</text:span></text:span><text:span text:style-name="T2"> (applied subtly) can enhance the vintage, printed feel.</text:span></text:p>
          </text:list-item>
        </text:list>
        <text:h text:style-name="P2" text:outline-level="3">2. The "Word Cloud" Portrait</text:h>
        <text:p text:style-name="P9"><text:span text:style-name="T1">What it is:</text:span> This is a truly unique and deeply personal style where the dog's portrait is formed entirely from words that describe them. From a distance, you see the shape and shading of the dog's face; up close, you can read the words.</text:p>
        <text:p text:style-name="P9"><text:span text:style-name="T1">Why it's a great choice:</text:span> This is hyper-personalized. You would collaborate with your client, asking them for a list of words that define their pet (e.g., "Cuddly," "Goofy," "Loyal," "Squirrel Chaser," "Best Friend," "Sleepyhead"). This collaborative process makes the final product incredibly meaningful. It's a fantastic conversation starter and works especially well on a <text:span text:style-name="T1">mug</text:span> or <text:span text:style-name="T1">tote bag</text:span> where the text can be appreciated up close.</text:p>
        <text:p text:style-name="P10">How to achieve it:</text:p>
        <text:list text:style-name="L5">
          <text:list-item>
            <text:p text:style-name="P13">This is a more advanced technique. You can use a "word cloud generator" app or a Photoshop plugin that can fill a shape with text.</text:p>
          </text:list-item>
          <text:list-item>
            <text:p text:style-name="P13">Manually, you would create a detailed mask of the dog's face. On new layers, you'd painstakingly arrange the client's words, using larger or bolder fonts for the darker, shaded areas of the portrait and smaller, lighter fonts for the highlighted areas.</text:p>
          </text:list-item>
        </text:list>
        <text:h text:style-name="P2" text:outline-level="3">3. The Modern Duotone Graphic</text:h>
        <text:p text:style-name="P9"><text:span text:style-name="T1">What it is:</text:span> This is a very trendy, clean, and modern graphic style that re-maps the highlights and shadows of your photo to just two or three bold, contrasting colors. Think of the iconic two-toned images used by brands like Spotify. It simplifies the image into a powerful and artistic statement.</text:p>
        <text:p text:style-name="P9"><text:span text:style-name="T1">Why it's a great choice:</text:span> It's cool, contemporary, and eye-catching without being loud or chaotic. It turns the pet portrait into a piece of modern art that fits perfectly with current design trends. This style is incredibly versatile and looks fantastic on all three objects—it makes a <text:span text:style-name="T1">mug</text:span> look sleek, a <text:span text:style-name="T1">tote bag</text:span> look like a designer item, and a <text:span text:style-name="T1">blanket</text:span> look like a modern art piece.</text:p>
        <text:p text:style-name="P10">How to achieve it:</text:p>
        <text:list text:style-name="L6">
          <text:list-item>
            <text:p text:style-name="P14">The easiest method is in Photoshop. First, make your dog photo black and white.</text:p>
          </text:list-item>
          <text:list-item>
            <text:p text:style-name="P15">Then, add a <text:span text:style-name="T1">Gradient Map</text:span> adjustment layer.</text:p>
          </text:list-item>
          <text:list-item>
            <text:p text:style-name="P14">In the Gradient Map properties, create a custom gradient with two or three bold colors you like (e.g., a dark navy blue for the shadows and a bright electric pink for the highlights). The software will automatically map the tones of your image to this new color scheme. Experiment with different color combinations to create stunning effects.</text:p>
          </text:list-item>
        </text:list>
      </text:section>
      <text:p text:style-name="P7"><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5T10:16:38.315215721</meta:creation-date>
    <dc:date>2025-07-05T10:32:59.598055302</dc:date>
    <meta:editing-duration>PT16M21S</meta:editing-duration>
    <meta:editing-cycles>2</meta:editing-cycles>
    <meta:generator>LibreOffice/24.8.7.2$Linux_X86_64 LibreOffice_project/480$Build-2</meta:generator>
    <meta:document-statistic meta:table-count="0" meta:image-count="0" meta:object-count="0" meta:page-count="4" meta:paragraph-count="39" meta:word-count="1229" meta:character-count="7066" meta:non-whitespace-character-count="5894"/>
  </office:meta>
</office:document-meta>
</file>